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4.015cm"/>
    </style:style>
    <style:style style:name="co5" style:family="table-column">
      <style:table-column-properties fo:break-before="auto" style:column-width="5.352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1.69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none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none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2">
      <style:table-cell-properties fo:border-bottom="none" style:diagonal-bl-tr="none" style:diagonal-tl-br="none" fo:border-left="none" fo:border-right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 style:data-style-name="N11">
      <style:table-cell-properties style:diagonal-bl-tr="none" style:diagonal-tl-br="none" fo:border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11">
      <style:table-cell-properties fo:border-bottom="none" style:diagonal-bl-tr="none" style:diagonal-tl-br="none" fo:border-left="none" fo:border-right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1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2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 style:data-style-name="N2"/>
    <style:style style:name="ce18" style:family="table-cell" style:parent-style-name="Excel_20_Built-in_20_Normal" style:data-style-name="N11"/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 style:data-style-name="N11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47" table:default-cell-style-name="Excel_20_Built-in_20_Normal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Atlantisdesign optimization report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2" office:value-type="string">
            <text:p>Yahoo! Performance grade F (55%)</text:p>
          </table:table-cell>
          <table:table-cell table:style-name="ce12" office:value-type="string">
            <text:p>Yahoo! Performance grade B (86%)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Response (MS) time before</text:p>
          </table:table-cell>
          <table:table-cell table:style-name="ce2" office:value-type="string">
            <text:p>Response (MS) time after</text:p>
          </table:table-cell>
          <table:table-cell table:style-name="ce2" office:value-type="string">
            <text:p>Response time savings</text:p>
          </table:table-cell>
          <table:table-cell table:style-name="ce13" office:value-type="string">
            <text:p>Org. filesize in KB</text:p>
          </table:table-cell>
          <table:table-cell table:style-name="ce13" office:value-type="string">
            <text:p>Gzip compressed in KB</text:p>
          </table:table-cell>
          <table:table-cell table:style-name="ce13" office:value-type="string">
            <text:p>Filesize saving in KB</text:p>
          </table:table-cell>
          <table:table-cell table:style-name="ce13" office:value-type="string">
            <text:p>Brought down to</text:p>
          </table:table-cell>
          <table:table-cell table:style-name="ce13" office:value-type="string">
            <text:p>Saved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>
            <text:p>HTML</text:p>
          </table:table-cell>
          <table:table-cell table:style-name="ce4" office:value-type="string">
            <text:p>/</text:p>
          </table:table-cell>
          <table:table-cell table:style-name="ce6" office:value-type="float" office:value="146">
            <text:p>146</text:p>
          </table:table-cell>
          <table:table-cell table:style-name="ce4" office:value-type="float" office:value="136">
            <text:p>136</text:p>
          </table:table-cell>
          <table:table-cell table:style-name="ce9" table:formula="of:=[.D4]/[.C4]" office:value-type="percentage" office:value="0.931506849315068">
            <text:p>93,15%</text:p>
          </table:table-cell>
          <table:table-cell table:style-name="ce14" office:value-type="float" office:value="15">
            <text:p>15,00</text:p>
          </table:table-cell>
          <table:table-cell table:style-name="ce14" office:value-type="float" office:value="5.42">
            <text:p>5,42</text:p>
          </table:table-cell>
          <table:table-cell table:style-name="ce17" table:formula="of:=SUM([.F4]-[.G4])" office:value-type="float" office:value="9.58">
            <text:p>9,58</text:p>
          </table:table-cell>
          <table:table-cell table:style-name="ce18" table:formula="of:=[.G4]/[.F4]" office:value-type="percentage" office:value="0.361333333333333">
            <text:p>36,13%</text:p>
          </table:table-cell>
          <table:table-cell table:style-name="ce18" table:formula="of:=SUM(1-[.I4])" office:value-type="percentage" office:value="0.638666666666667">
            <text:p>63,87%</text:p>
          </table:table-cell>
          <table:table-cell table:style-name="ce1" table:number-columns-repeated="1014"/>
        </table:table-row>
        <table:table-row table:style-name="ro1">
          <table:table-cell table:style-name="ce4"/>
          <table:table-cell table:style-name="ce4" office:value-type="string">
            <text:p>/artikelen</text:p>
          </table:table-cell>
          <table:table-cell table:style-name="ce6" office:value-type="float" office:value="161">
            <text:p>161</text:p>
          </table:table-cell>
          <table:table-cell table:style-name="ce4" office:value-type="float" office:value="170">
            <text:p>170</text:p>
          </table:table-cell>
          <table:table-cell table:style-name="ce9" table:formula="of:=[.D5]/[.C5]" office:value-type="percentage" office:value="1.05590062111801">
            <text:p>105,59%</text:p>
          </table:table-cell>
          <table:table-cell table:style-name="ce15" office:value-type="float" office:value="27.1">
            <text:p>27,10</text:p>
          </table:table-cell>
          <table:table-cell table:style-name="ce15" office:value-type="float" office:value="7.84">
            <text:p>7,84</text:p>
          </table:table-cell>
          <table:table-cell table:style-name="ce17" table:formula="of:=SUM([.F5]-[.G5])" office:value-type="float" office:value="19.26">
            <text:p>19,26</text:p>
          </table:table-cell>
          <table:table-cell table:style-name="ce18" table:formula="of:=[.G5]/[.F5]" office:value-type="percentage" office:value="0.28929889298893">
            <text:p>28,93%</text:p>
          </table:table-cell>
          <table:table-cell table:style-name="ce18" table:formula="of:=SUM(1-[.I5])" office:value-type="percentage" office:value="0.71070110701107">
            <text:p>71,07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webdesign</text:p>
          </table:table-cell>
          <table:table-cell table:style-name="ce6" office:value-type="float" office:value="159">
            <text:p>159</text:p>
          </table:table-cell>
          <table:table-cell table:style-name="ce4" office:value-type="float" office:value="140">
            <text:p>140</text:p>
          </table:table-cell>
          <table:table-cell table:style-name="ce9" table:formula="of:=[.D6]/[.C6]" office:value-type="percentage" office:value="0.880503144654088">
            <text:p>88,05%</text:p>
          </table:table-cell>
          <table:table-cell table:style-name="ce15" office:value-type="float" office:value="25.1">
            <text:p>25,10</text:p>
          </table:table-cell>
          <table:table-cell table:style-name="ce15" office:value-type="float" office:value="9.04">
            <text:p>9,04</text:p>
          </table:table-cell>
          <table:table-cell table:style-name="ce17" table:formula="of:=SUM([.F6]-[.G6])" office:value-type="float" office:value="16.06">
            <text:p>16,06</text:p>
          </table:table-cell>
          <table:table-cell table:style-name="ce18" table:formula="of:=[.G6]/[.F6]" office:value-type="percentage" office:value="0.360159362549801">
            <text:p>36,02%</text:p>
          </table:table-cell>
          <table:table-cell table:style-name="ce18" table:formula="of:=SUM(1-[.I6])" office:value-type="percentage" office:value="0.639840637450199">
            <text:p>63,98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portfolio</text:p>
          </table:table-cell>
          <table:table-cell table:style-name="ce6" office:value-type="float" office:value="181">
            <text:p>181</text:p>
          </table:table-cell>
          <table:table-cell table:style-name="ce4" office:value-type="float" office:value="172">
            <text:p>172</text:p>
          </table:table-cell>
          <table:table-cell table:style-name="ce9" table:formula="of:=[.D7]/[.C7]" office:value-type="percentage" office:value="0.950276243093923">
            <text:p>95,03%</text:p>
          </table:table-cell>
          <table:table-cell table:style-name="ce15" office:value-type="float" office:value="35.8">
            <text:p>35,80</text:p>
          </table:table-cell>
          <table:table-cell table:style-name="ce15" office:value-type="float" office:value="8.21">
            <text:p>8,21</text:p>
          </table:table-cell>
          <table:table-cell table:style-name="ce17" table:formula="of:=SUM([.F7]-[.G7])" office:value-type="float" office:value="27.59">
            <text:p>27,59</text:p>
          </table:table-cell>
          <table:table-cell table:style-name="ce18" table:formula="of:=[.G7]/[.F7]" office:value-type="percentage" office:value="0.229329608938548">
            <text:p>22,93%</text:p>
          </table:table-cell>
          <table:table-cell table:style-name="ce18" table:formula="of:=SUM(1-[.I7])" office:value-type="percentage" office:value="0.770670391061453">
            <text:p>77,07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iphone</text:p>
          </table:table-cell>
          <table:table-cell table:style-name="ce6" office:value-type="float" office:value="185">
            <text:p>185</text:p>
          </table:table-cell>
          <table:table-cell table:style-name="ce4" office:value-type="float" office:value="96">
            <text:p>96</text:p>
          </table:table-cell>
          <table:table-cell table:style-name="ce9" table:formula="of:=[.D8]/[.C8]" office:value-type="percentage" office:value="0.518918918918919">
            <text:p>51,89%</text:p>
          </table:table-cell>
          <table:table-cell table:style-name="ce15" office:value-type="float" office:value="13.8">
            <text:p>13,80</text:p>
          </table:table-cell>
          <table:table-cell table:style-name="ce15" office:value-type="float" office:value="4.53">
            <text:p>4,53</text:p>
          </table:table-cell>
          <table:table-cell table:style-name="ce17" table:formula="of:=SUM([.F8]-[.G8])" office:value-type="float" office:value="9.27">
            <text:p>9,27</text:p>
          </table:table-cell>
          <table:table-cell table:style-name="ce18" table:formula="of:=[.G8]/[.F8]" office:value-type="percentage" office:value="0.328260869565217">
            <text:p>32,83%</text:p>
          </table:table-cell>
          <table:table-cell table:style-name="ce18" table:formula="of:=SUM(1-[.I8])" office:value-type="percentage" office:value="0.671739130434783">
            <text:p>67,17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apple-macintosh-itunes</text:p>
          </table:table-cell>
          <table:table-cell table:style-name="ce6" office:value-type="float" office:value="165">
            <text:p>165</text:p>
          </table:table-cell>
          <table:table-cell table:style-name="ce4" office:value-type="float" office:value="164">
            <text:p>164</text:p>
          </table:table-cell>
          <table:table-cell table:style-name="ce9" table:formula="of:=[.D9]/[.C9]" office:value-type="percentage" office:value="0.993939393939394">
            <text:p>99,39%</text:p>
          </table:table-cell>
          <table:table-cell table:style-name="ce15" office:value-type="float" office:value="36.9">
            <text:p>36,90</text:p>
          </table:table-cell>
          <table:table-cell table:style-name="ce15" office:value-type="float" office:value="11.26">
            <text:p>11,26</text:p>
          </table:table-cell>
          <table:table-cell table:style-name="ce17" table:formula="of:=SUM([.F9]-[.G9])" office:value-type="float" office:value="25.64">
            <text:p>25,64</text:p>
          </table:table-cell>
          <table:table-cell table:style-name="ce18" table:formula="of:=[.G9]/[.F9]" office:value-type="percentage" office:value="0.305149051490515">
            <text:p>30,51%</text:p>
          </table:table-cell>
          <table:table-cell table:style-name="ce18" table:formula="of:=SUM(1-[.I9])" office:value-type="percentage" office:value="0.694850948509485">
            <text:p>69,49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mozilla-firefox</text:p>
          </table:table-cell>
          <table:table-cell table:style-name="ce6" office:value-type="float" office:value="151">
            <text:p>151</text:p>
          </table:table-cell>
          <table:table-cell table:style-name="ce4" office:value-type="float" office:value="133">
            <text:p>133</text:p>
          </table:table-cell>
          <table:table-cell table:style-name="ce9" table:formula="of:=[.D10]/[.C10]" office:value-type="percentage" office:value="0.880794701986755">
            <text:p>88,08%</text:p>
          </table:table-cell>
          <table:table-cell table:style-name="ce15" office:value-type="float" office:value="14">
            <text:p>14,00</text:p>
          </table:table-cell>
          <table:table-cell table:style-name="ce15" office:value-type="float" office:value="5.22">
            <text:p>5,22</text:p>
          </table:table-cell>
          <table:table-cell table:style-name="ce17" table:formula="of:=SUM([.F10]-[.G10])" office:value-type="float" office:value="8.78">
            <text:p>8,78</text:p>
          </table:table-cell>
          <table:table-cell table:style-name="ce18" table:formula="of:=[.G10]/[.F10]" office:value-type="percentage" office:value="0.372857142857143">
            <text:p>37,29%</text:p>
          </table:table-cell>
          <table:table-cell table:style-name="ce18" table:formula="of:=SUM(1-[.I10])" office:value-type="percentage" office:value="0.627142857142857">
            <text:p>62,71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nintendo-wii</text:p>
          </table:table-cell>
          <table:table-cell table:style-name="ce6" office:value-type="float" office:value="143">
            <text:p>143</text:p>
          </table:table-cell>
          <table:table-cell table:style-name="ce4" office:value-type="float" office:value="98">
            <text:p>98</text:p>
          </table:table-cell>
          <table:table-cell table:style-name="ce9" table:formula="of:=[.D11]/[.C11]" office:value-type="percentage" office:value="0.685314685314685">
            <text:p>68,53%</text:p>
          </table:table-cell>
          <table:table-cell table:style-name="ce15" office:value-type="float" office:value="12.9">
            <text:p>12,90</text:p>
          </table:table-cell>
          <table:table-cell table:style-name="ce15" office:value-type="float" office:value="4.84">
            <text:p>4,84</text:p>
          </table:table-cell>
          <table:table-cell table:style-name="ce17" table:formula="of:=SUM([.F11]-[.G11])" office:value-type="float" office:value="8.06">
            <text:p>8,06</text:p>
          </table:table-cell>
          <table:table-cell table:style-name="ce18" table:formula="of:=[.G11]/[.F11]" office:value-type="percentage" office:value="0.375193798449612">
            <text:p>37,52%</text:p>
          </table:table-cell>
          <table:table-cell table:style-name="ce18" table:formula="of:=SUM(1-[.I11])" office:value-type="percentage" office:value="0.624806201550388">
            <text:p>62,48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fun</text:p>
          </table:table-cell>
          <table:table-cell table:style-name="ce6" office:value-type="float" office:value="138">
            <text:p>138</text:p>
          </table:table-cell>
          <table:table-cell table:style-name="ce4" office:value-type="float" office:value="121">
            <text:p>121</text:p>
          </table:table-cell>
          <table:table-cell table:style-name="ce9" table:formula="of:=[.D12]/[.C12]" office:value-type="percentage" office:value="0.876811594202898">
            <text:p>87,68%</text:p>
          </table:table-cell>
          <table:table-cell table:style-name="ce15" office:value-type="float" office:value="14.4">
            <text:p>14,40</text:p>
          </table:table-cell>
          <table:table-cell table:style-name="ce15" office:value-type="float" office:value="5.41">
            <text:p>5,41</text:p>
          </table:table-cell>
          <table:table-cell table:style-name="ce17" table:formula="of:=SUM([.F12]-[.G12])" office:value-type="float" office:value="8.99">
            <text:p>8,99</text:p>
          </table:table-cell>
          <table:table-cell table:style-name="ce18" table:formula="of:=[.G12]/[.F12]" office:value-type="percentage" office:value="0.375694444444444">
            <text:p>37,57%</text:p>
          </table:table-cell>
          <table:table-cell table:style-name="ce18" table:formula="of:=SUM(1-[.I12])" office:value-type="percentage" office:value="0.624305555555556">
            <text:p>62,43%</text:p>
          </table:table-cell>
          <table:table-cell table:style-name="ce6" table:number-columns-repeated="1014"/>
        </table:table-row>
        <table:table-row table:style-name="ro1">
          <table:table-cell table:style-name="ce4"/>
          <table:table-cell table:style-name="ce4" office:value-type="string">
            <text:p>/contact</text:p>
          </table:table-cell>
          <table:table-cell table:style-name="ce6" office:value-type="float" office:value="179">
            <text:p>179</text:p>
          </table:table-cell>
          <table:table-cell table:style-name="ce4" office:value-type="float" office:value="244">
            <text:p>244</text:p>
          </table:table-cell>
          <table:table-cell table:style-name="ce9" table:formula="of:=[.D13]/[.C13]" office:value-type="percentage" office:value="1.36312849162011">
            <text:p>136,31%</text:p>
          </table:table-cell>
          <table:table-cell table:style-name="ce15" office:value-type="float" office:value="28">
            <text:p>28,00</text:p>
          </table:table-cell>
          <table:table-cell table:style-name="ce15" office:value-type="float" office:value="8.18">
            <text:p>8,18</text:p>
          </table:table-cell>
          <table:table-cell table:style-name="ce17" table:formula="of:=SUM([.F13]-[.G13])" office:value-type="float" office:value="19.82">
            <text:p>19,82</text:p>
          </table:table-cell>
          <table:table-cell table:style-name="ce18" table:formula="of:=[.G13]/[.F13]" office:value-type="percentage" office:value="0.292142857142857">
            <text:p>29,21%</text:p>
          </table:table-cell>
          <table:table-cell table:style-name="ce18" table:formula="of:=SUM(1-[.I13])" office:value-type="percentage" office:value="0.707857142857143">
            <text:p>70,79%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>
            <text:p>Total and avarage</text:p>
          </table:table-cell>
          <table:table-cell table:style-name="ce5"/>
          <table:table-cell table:style-name="ce5" table:formula="of:=AVERAGE([.C4:.C13])" office:value-type="float" office:value="160.8">
            <text:p>160,8</text:p>
          </table:table-cell>
          <table:table-cell table:style-name="ce5" table:formula="of:=AVERAGE([.D4:.D13])" office:value-type="float" office:value="147.4">
            <text:p>147,4</text:p>
          </table:table-cell>
          <table:table-cell table:style-name="ce10" table:formula="of:=AVERAGE([.E4:.E13])" office:value-type="percentage" office:value="0.913709464416385">
            <text:p>91,37%</text:p>
          </table:table-cell>
          <table:table-cell table:style-name="ce8" table:formula="of:=SUM([.F4:.F13])" office:value-type="float" office:value="223">
            <text:p>223,00</text:p>
          </table:table-cell>
          <table:table-cell table:style-name="ce8" table:formula="of:=SUM([.G4:.G13])" office:value-type="float" office:value="69.95">
            <text:p>69,95</text:p>
          </table:table-cell>
          <table:table-cell table:style-name="ce8" table:formula="of:=SUM([.H4:.H13])" office:value-type="float" office:value="153.05">
            <text:p>153,05</text:p>
          </table:table-cell>
          <table:table-cell table:style-name="ce10" table:formula="of:=AVERAGE([.I4:.I13])" office:value-type="percentage" office:value="0.32894193617604">
            <text:p>32,89%</text:p>
          </table:table-cell>
          <table:table-cell table:style-name="ce10" table:formula="of:=AVERAGE([.J4:.J13])" office:value-type="percentage" office:value="0.67105806382396">
            <text:p>67,11%</text:p>
          </table:table-cell>
          <table:table-cell table:style-name="ce6" table:number-columns-repeated="1014"/>
        </table:table-row>
        <table:table-row table:style-name="ro1">
          <table:table-cell table:style-name="ce3" table:number-columns-repeated="5"/>
          <table:table-cell table:style-name="ce16" table:number-columns-repeated="3"/>
          <table:table-cell table:style-name="ce19" table:number-columns-repeated="2"/>
          <table:table-cell table:style-name="ce1" table:number-columns-repeated="1014"/>
        </table:table-row>
        <table:table-row table:style-name="ro1">
          <table:table-cell table:style-name="ce1" office:value-type="string">
            <text:p>Javascripts</text:p>
          </table:table-cell>
          <table:table-cell table:style-name="ce6" office:value-type="string">
            <text:p>/js/functions.js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style-name="ce9" table:formula="of:=[.D16]/[.C16]" office:value-type="percentage" office:value="1.08510638297872">
            <text:p>108,51%</text:p>
          </table:table-cell>
          <table:table-cell table:style-name="ce17" office:value-type="float" office:value="12.3">
            <text:p>12,30</text:p>
          </table:table-cell>
          <table:table-cell table:style-name="ce17" office:value-type="float" office:value="4">
            <text:p>4,00</text:p>
          </table:table-cell>
          <table:table-cell table:style-name="ce17" table:formula="of:=SUM([.F16]-[.G16])" office:value-type="float" office:value="8.3">
            <text:p>8,30</text:p>
          </table:table-cell>
          <table:table-cell table:style-name="ce18" table:formula="of:=[.G16]/[.F16]" office:value-type="percentage" office:value="0.32520325203252">
            <text:p>32,52%</text:p>
          </table:table-cell>
          <table:table-cell table:style-name="ce18" table:formula="of:=SUM(1-[.I16])" office:value-type="percentage" office:value="0.67479674796748">
            <text:p>67,48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/js/sifr.js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table:style-name="ce9" table:formula="of:=[.D17]/[.C17]" office:value-type="percentage" office:value="0.786885245901639">
            <text:p>78,69%</text:p>
          </table:table-cell>
          <table:table-cell table:style-name="ce17" office:value-type="float" office:value="10.4">
            <text:p>10,40</text:p>
          </table:table-cell>
          <table:table-cell table:style-name="ce17" office:value-type="float" office:value="4.1">
            <text:p>4,10</text:p>
          </table:table-cell>
          <table:table-cell table:style-name="ce17" table:formula="of:=SUM([.F17]-[.G17])" office:value-type="float" office:value="6.3">
            <text:p>6,30</text:p>
          </table:table-cell>
          <table:table-cell table:style-name="ce18" table:formula="of:=[.G17]/[.F17]" office:value-type="percentage" office:value="0.394230769230769">
            <text:p>39,42%</text:p>
          </table:table-cell>
          <table:table-cell table:style-name="ce18" table:formula="of:=SUM(1-[.I17])" office:value-type="percentage" office:value="0.605769230769231">
            <text:p>60,58%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ommon.js</text:p>
          </table:table-cell>
          <table:table-cell table:style-name="ce7" office:value-type="float" office:value="44">
            <text:p>44</text:p>
          </table:table-cell>
          <table:table-cell office:value-type="float" office:value="47">
            <text:p>47</text:p>
          </table:table-cell>
          <table:table-cell table:style-name="ce9" table:formula="of:=[.D18]/[.C18]" office:value-type="percentage" office:value="1.06818181818182">
            <text:p>106,82%</text:p>
          </table:table-cell>
          <table:table-cell table:style-name="ce17" office:value-type="float" office:value="3">
            <text:p>3,00</text:p>
          </table:table-cell>
          <table:table-cell table:style-name="ce17" office:value-type="float" office:value="1.2">
            <text:p>1,20</text:p>
          </table:table-cell>
          <table:table-cell table:style-name="ce17" table:formula="of:=SUM([.F18]-[.G18])" office:value-type="float" office:value="1.8">
            <text:p>1,80</text:p>
          </table:table-cell>
          <table:table-cell table:style-name="ce18" table:formula="of:=[.G18]/[.F18]" office:value-type="percentage" office:value="0.4">
            <text:p>40,00%</text:p>
          </table:table-cell>
          <table:table-cell table:style-name="ce18" table:formula="of:=SUM(1-[.I18])" office:value-type="percentage" office:value="0.6">
            <text:p>60,00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Total and avarage</text:p>
          </table:table-cell>
          <table:table-cell table:style-name="ce5"/>
          <table:table-cell table:style-name="ce8" table:formula="of:=AVERAGE([.C16:.C18])" office:value-type="float" office:value="50.6666666666667">
            <text:p>50,67</text:p>
          </table:table-cell>
          <table:table-cell table:style-name="ce8" table:formula="of:=AVERAGE([.D16:.D18])" office:value-type="float" office:value="48.6666666666667">
            <text:p>48,67</text:p>
          </table:table-cell>
          <table:table-cell table:style-name="ce10" table:formula="of:=AVERAGE([.E16:.E18])" office:value-type="percentage" office:value="0.980057815687394">
            <text:p>98,01%</text:p>
          </table:table-cell>
          <table:table-cell table:style-name="ce8" table:formula="of:=SUM([.F16:.F18])" office:value-type="float" office:value="25.7">
            <text:p>25,70</text:p>
          </table:table-cell>
          <table:table-cell table:style-name="ce8" table:formula="of:=SUM([.G16:.G18])" office:value-type="float" office:value="9.3">
            <text:p>9,30</text:p>
          </table:table-cell>
          <table:table-cell table:style-name="ce8" table:formula="of:=SUM([.H16:.H18])" office:value-type="float" office:value="16.4">
            <text:p>16,40</text:p>
          </table:table-cell>
          <table:table-cell table:style-name="ce10" table:formula="of:=AVERAGE([.I16:.I18])" office:value-type="percentage" office:value="0.37314467375443">
            <text:p>37,31%</text:p>
          </table:table-cell>
          <table:table-cell table:style-name="ce10" table:formula="of:=SUM(1-[.I19])" office:value-type="percentage" office:value="0.62685532624557">
            <text:p>62,69%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4"/>
          <table:table-cell table:style-name="ce17" table:number-columns-repeated="3"/>
          <table:table-cell table:style-name="ce20"/>
          <table:table-cell table:style-name="ce18"/>
          <table:table-cell table:number-columns-repeated="1014"/>
        </table:table-row>
        <table:table-row table:style-name="ro1">
          <table:table-cell table:style-name="ce1" office:value-type="string">
            <text:p>CSS</text:p>
          </table:table-cell>
          <table:table-cell table:style-name="ce6" office:value-type="string">
            <text:p>/css/reset.css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style-name="ce11" table:formula="of:=[.D21]/[.C21]" office:value-type="percentage" office:value="1.06818181818182">
            <text:p>106,82%</text:p>
          </table:table-cell>
          <table:table-cell table:style-name="ce17" office:value-type="float" office:value="1">
            <text:p>1,00</text:p>
          </table:table-cell>
          <table:table-cell table:style-name="ce17" office:value-type="float" office:value="0.5">
            <text:p>0,50</text:p>
          </table:table-cell>
          <table:table-cell table:style-name="ce17" table:formula="of:=SUM([.F21]-[.G21])" office:value-type="float" office:value="0.5">
            <text:p>0,50</text:p>
          </table:table-cell>
          <table:table-cell table:style-name="ce18" table:formula="of:=[.G21]/[.F21]" office:value-type="percentage" office:value="0.5">
            <text:p>50,00%</text:p>
          </table:table-cell>
          <table:table-cell table:style-name="ce18" table:formula="of:=SUM(1-[.I21])" office:value-type="percentage" office:value="0.5">
            <text:p>50,00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/css/960.css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style-name="ce11" table:formula="of:=[.D22]/[.C22]" office:value-type="percentage" office:value="1.02272727272727">
            <text:p>102,27%</text:p>
          </table:table-cell>
          <table:table-cell table:style-name="ce17" office:value-type="float" office:value="6.1">
            <text:p>6,10</text:p>
          </table:table-cell>
          <table:table-cell table:style-name="ce17" office:value-type="float" office:value="1.1">
            <text:p>1,10</text:p>
          </table:table-cell>
          <table:table-cell table:style-name="ce17" table:formula="of:=SUM([.F22]-[.G22])" office:value-type="float" office:value="5">
            <text:p>5,00</text:p>
          </table:table-cell>
          <table:table-cell table:style-name="ce18" table:formula="of:=[.G22]/[.F22]" office:value-type="percentage" office:value="0.180327868852459">
            <text:p>18,03%</text:p>
          </table:table-cell>
          <table:table-cell table:style-name="ce18" table:formula="of:=SUM(1-[.I22])" office:value-type="percentage" office:value="0.819672131147541">
            <text:p>81,97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/css/screen.css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table:style-name="ce11" table:formula="of:=[.D23]/[.C23]" office:value-type="percentage" office:value="0.666666666666667">
            <text:p>66,67%</text:p>
          </table:table-cell>
          <table:table-cell table:style-name="ce17" office:value-type="float" office:value="11.9">
            <text:p>11,90</text:p>
          </table:table-cell>
          <table:table-cell table:style-name="ce17" office:value-type="float" office:value="3">
            <text:p>3,00</text:p>
          </table:table-cell>
          <table:table-cell table:style-name="ce17" table:formula="of:=SUM([.F23]-[.G23])" office:value-type="float" office:value="8.9">
            <text:p>8,90</text:p>
          </table:table-cell>
          <table:table-cell table:style-name="ce18" table:formula="of:=[.G23]/[.F23]" office:value-type="percentage" office:value="0.252100840336134">
            <text:p>25,21%</text:p>
          </table:table-cell>
          <table:table-cell table:style-name="ce18" table:formula="of:=SUM(1-[.I23])" office:value-type="percentage" office:value="0.747899159663866">
            <text:p>74,79%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>
            <text:p>/css/print.css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style-name="ce11" table:formula="of:=[.D24]/[.C24]" office:value-type="percentage" office:value="1.15">
            <text:p>115,00%</text:p>
          </table:table-cell>
          <table:table-cell table:style-name="ce17" office:value-type="float" office:value="4.3">
            <text:p>4,30</text:p>
          </table:table-cell>
          <table:table-cell table:style-name="ce17" office:value-type="float" office:value="1.2">
            <text:p>1,20</text:p>
          </table:table-cell>
          <table:table-cell table:style-name="ce17" table:formula="of:=SUM([.F24]-[.G24])" office:value-type="float" office:value="3.1">
            <text:p>3,10</text:p>
          </table:table-cell>
          <table:table-cell table:style-name="ce18" table:formula="of:=[.G24]/[.F24]" office:value-type="percentage" office:value="0.27906976744186">
            <text:p>27,91%</text:p>
          </table:table-cell>
          <table:table-cell table:style-name="ce18" table:formula="of:=SUM(1-[.I24])" office:value-type="percentage" office:value="0.72093023255814">
            <text:p>72,09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Total and avarage</text:p>
          </table:table-cell>
          <table:table-cell table:style-name="ce5"/>
          <table:table-cell table:style-name="ce5" table:formula="of:=AVERAGE([.C21:.C24])" office:value-type="float" office:value="49.25">
            <text:p>49,25</text:p>
          </table:table-cell>
          <table:table-cell table:style-name="ce5" table:formula="of:=AVERAGE([.D21:.D24])" office:value-type="float" office:value="46">
            <text:p>46</text:p>
          </table:table-cell>
          <table:table-cell table:style-name="ce10" table:formula="of:=AVERAGE([.E21:.E24])" office:value-type="percentage" office:value="0.976893939393939">
            <text:p>97,69%</text:p>
          </table:table-cell>
          <table:table-cell table:style-name="ce8" table:formula="of:=SUM([.F21:.F24])" office:value-type="float" office:value="23.3">
            <text:p>23,30</text:p>
          </table:table-cell>
          <table:table-cell table:style-name="ce8" table:formula="of:=SUM([.G21:.G24])" office:value-type="float" office:value="5.8">
            <text:p>5,80</text:p>
          </table:table-cell>
          <table:table-cell table:style-name="ce8" table:formula="of:=SUM([.H21:.H24])" office:value-type="float" office:value="17.5">
            <text:p>17,50</text:p>
          </table:table-cell>
          <table:table-cell table:style-name="ce10" table:formula="of:=AVERAGE([.I21:.I24])" office:value-type="percentage" office:value="0.302874619157613">
            <text:p>30,29%</text:p>
          </table:table-cell>
          <table:table-cell table:style-name="ce10" table:formula="of:=SUM(1-[.I25])" office:value-type="percentage" office:value="0.697125380842386">
            <text:p>69,71%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7"/>
          <table:table-cell table:number-columns-repeated="1018"/>
        </table:table-row>
        <table:table-row table:style-name="ro1">
          <table:table-cell table:number-columns-repeated="6"/>
          <table:table-cell table:style-name="ce6"/>
          <table:table-cell table:style-name="ce18"/>
          <table:table-cell table:style-name="ce2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7"/>
          <table:table-cell table:number-columns-repeated="101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257" table:default-cell-style-name="Excel_20_Built-in_20_Normal"/>
        <table:table-column table:style-name="co9" table:number-columns-repeated="767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257" table:default-cell-style-name="Excel_20_Built-in_20_Normal"/>
        <table:table-column table:style-name="co9" table:number-columns-repeated="767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7P0" style:volatile="true">
      <number:text>€</number:text>
      <number:number number:decimal-places="0" number:min-integer-digits="1" number:grouping="true"/>
      <number:text> </number:text>
    </number:number-style>
    <number:number-style style:name="N107">
      <number:text>(€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€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</number:text>
      <number:number number:decimal-places="2" number:min-integer-digits="1" number:grouping="true"/>
      <number:text> </number:text>
    </number:number-style>
    <number:number-style style:name="N109">
      <number:text>(€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€</number:text>
      <number:number number:decimal-places="0" number:min-integer-digits="1" number:grouping="true"/>
      <number:text> </number:text>
    </number:number-style>
    <number:number-style style:name="N116P1" style:volatile="true">
      <number:text> €(</number:text>
      <number:number number:decimal-places="0" number:min-integer-digits="1" number:grouping="true"/>
      <number:text>)</number:text>
    </number:number-style>
    <number:number-style style:name="N116P2" style:volatile="true">
      <number:text> €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€</number:text>
      <number:number number:decimal-places="2" number:min-integer-digits="1" number:grouping="true"/>
      <number:text> </number:text>
    </number:number-style>
    <number:number-style style:name="N118P1" style:volatile="true">
      <number:text> €(</number:text>
      <number:number number:decimal-places="2" number:min-integer-digits="1" number:grouping="true"/>
      <number:text>)</number:text>
    </number:number-style>
    <number:number-style style:name="N118P2" style:volatile="true">
      <number:text> €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9-08-2009</text:date>, <text:time>11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. Burger</dc:creator>
    <dc:date>2008-10-26T04:24:52</dc:date>
    <meta:document-statistic meta:table-count="3" meta:cell-count="196" meta:object-count="0"/>
    <meta:generator>OpenOffice.org/3.1$Unix OpenOffice.org_project/310m11$Build-9399</meta:generator>
  </office:meta>
</office:document-meta>
</file>